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d9d" officeooo:paragraph-rsid="0016dd9d"/>
    </style:style>
    <style:style style:name="P2" style:family="paragraph" style:parent-style-name="Standard">
      <style:text-properties officeooo:rsid="00174e10" officeooo:paragraph-rsid="00174e10"/>
    </style:style>
    <style:style style:name="P3" style:family="paragraph" style:parent-style-name="Standard">
      <style:text-properties officeooo:rsid="00192d2b" officeooo:paragraph-rsid="00192d2b"/>
    </style:style>
    <style:style style:name="P4" style:family="paragraph" style:parent-style-name="Standard">
      <style:text-properties officeooo:rsid="001dae8c" officeooo:paragraph-rsid="001da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iter les VAR et avoier au fonction</text:p>
      <text:p text:style-name="P1"/>
      <text:p text:style-name="P2"/>
      <text:p text:style-name="P3">preparer le support de presentation</text:p>
      <text:p text:style-name="P3"/>
      <text:p text:style-name="P3"/>
      <text:p text:style-name="P4">faire un Array puis add les categories dedans puis save le tout dans localstor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5T16:50:37.023315352</dc:date>
    <meta:editing-duration>PT5H29M24S</meta:editing-duration>
    <meta:editing-cycles>13</meta:editing-cycles>
    <meta:document-statistic meta:table-count="0" meta:image-count="0" meta:object-count="0" meta:page-count="1" meta:paragraph-count="3" meta:word-count="26" meta:character-count="152" meta:non-whitespace-character-count="129"/>
  </office:meta>
</office:document-meta>
</file>